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0.836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0.875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0.6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08cm" fo:break-before="auto" style:use-optimal-row-height="false"/>
    </style:style>
    <style:style style:name="ro2" style:family="table-row">
      <style:table-row-properties style:row-height="0.8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vertical-align="middle"/>
      <style:text-properties fo:color="#b2b2b2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9 puis imprimer en pdf" table:style-name="ta1" table:print-ranges="'F9 puis imprimer en pdf'.A1:'F9 puis imprimer en pdf'.S24">
        <table:table-column table:style-name="co1" table:visibility="collapse" table:default-cell-style-name="ce3"/>
        <table:table-column table:style-name="co2" table:visibility="collapse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1" table:visibility="collapse" table:default-cell-style-name="ce3"/>
        <table:table-column table:style-name="co2" table:visibility="collapse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1" table:visibility="collapse" table:default-cell-style-name="ce3"/>
        <table:table-column table:style-name="co2" table:visibility="collapse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1" table:visibility="collapse" table:default-cell-style-name="ce3"/>
        <table:table-column table:style-name="co2" table:visibility="collapse" table:default-cell-style-name="ce3"/>
        <table:table-column table:style-name="co3" table:default-cell-style-name="ce3"/>
        <table:table-column table:style-name="co4" table:default-cell-style-name="ce8"/>
        <table:table-column table:style-name="co6" table:default-cell-style-name="ce3"/>
        <table:table-column table:style-name="co7" table:number-columns-repeated="2" table:default-cell-style-name="ce10"/>
        <table:table-column table:style-name="co8" table:number-columns-repeated="4" table:default-cell-style-name="ce10"/>
        <table:table-column table:style-name="co9" table:number-columns-repeated="38" table:default-cell-style-name="ce3"/>
        <table:table-row table:style-name="ro1">
          <table:table-cell table:number-columns-repeated="2"/>
          <table:table-cell office:value-type="string" calcext:value-type="string">
            <text:p>Nom :</text:p>
          </table:table-cell>
          <table:table-cell table:number-columns-repeated="4"/>
          <table:table-cell office:value-type="string" calcext:value-type="string">
            <text:p>Nom :</text:p>
          </table:table-cell>
          <table:table-cell table:number-columns-repeated="4"/>
          <table:table-cell office:value-type="string" calcext:value-type="string">
            <text:p>Nom :</text:p>
          </table:table-cell>
          <table:table-cell table:number-columns-repeated="4"/>
          <table:table-cell office:value-type="string" calcext:value-type="string">
            <text:p>Nom :</text:p>
          </table:table-cell>
          <table:table-cell table:number-columns-repeated="46"/>
        </table:table-row>
        <table:table-row table:style-name="ro1">
          <table:table-cell table:number-columns-repeated="2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x b</text:p>
          </table:table-cell>
          <table:table-cell office:value-type="string" calcext:value-type="string">
            <text:p>b x a</text:p>
          </table:table-cell>
          <table:table-cell table:style-name="ce11" office:value-type="string" calcext:value-type="string">
            <text:p>a x b ou b x a</text:p>
          </table:table-cell>
          <table:table-cell office:value-type="string" calcext:value-type="string">
            <text:p>résultat</text:p>
          </table:table-cell>
          <table:table-cell table:number-columns-repeated="38"/>
        </table:table-row>
        <table:table-row table:style-name="ro1">
          <table:table-cell table:formula="of:=RAND()" office:value-type="float" office:value="0.0950066781601242" calcext:value-type="float">
            <text:p>0,095006678160124</text:p>
          </table:table-cell>
          <table:table-cell table:formula="of:=RANK([.A3];[.A$3:.A$22])" office:value-type="float" office:value="18" calcext:value-type="float">
            <text:p>18</text:p>
          </table:table-cell>
          <table:table-cell table:formula="of:=INDEX([.$Y$3:.$Y$22];[.B3])" office:value-type="string" office:string-value="4 x 6 =" calcext:value-type="string">
            <text:p>4 x 6 =</text:p>
          </table:table-cell>
          <table:table-cell table:style-name="ce9" table:formula="of:=INDEX([.$Z$3:.$Z$22];[.B3])" office:value-type="float" office:value="24" calcext:value-type="float">
            <text:p>24</text:p>
          </table:table-cell>
          <table:table-cell/>
          <table:table-cell table:formula="of:=RAND()" office:value-type="float" office:value="0.748936637736255" calcext:value-type="float">
            <text:p>0,748936637736255</text:p>
          </table:table-cell>
          <table:table-cell table:formula="of:=RANK([.F3];[.F$3:.F$22])" office:value-type="float" office:value="4" calcext:value-type="float">
            <text:p>4</text:p>
          </table:table-cell>
          <table:table-cell table:formula="of:=INDEX([.$Y$3:.$Y$22];[.G3])" office:value-type="string" office:string-value="6 x 9 =" calcext:value-type="string">
            <text:p>6 x 9 =</text:p>
          </table:table-cell>
          <table:table-cell table:style-name="ce9" table:formula="of:=INDEX([.$Z$3:.$Z$22];[.G3])" office:value-type="float" office:value="54" calcext:value-type="float">
            <text:p>54</text:p>
          </table:table-cell>
          <table:table-cell/>
          <table:table-cell table:formula="of:=RAND()" office:value-type="float" office:value="0.0679985139673631" calcext:value-type="float">
            <text:p>0,067998513967363</text:p>
          </table:table-cell>
          <table:table-cell table:formula="of:=RANK([.K3];[.K$3:.K$22])" office:value-type="float" office:value="19" calcext:value-type="float">
            <text:p>19</text:p>
          </table:table-cell>
          <table:table-cell table:formula="of:=INDEX([.$Y$3:.$Y$22];[.L3])" office:value-type="string" office:string-value="5 x 5 =" calcext:value-type="string">
            <text:p>5 x 5 =</text:p>
          </table:table-cell>
          <table:table-cell table:style-name="ce9" table:formula="of:=INDEX([.$Z$3:.$Z$22];[.L3])" office:value-type="float" office:value="25" calcext:value-type="float">
            <text:p>25</text:p>
          </table:table-cell>
          <table:table-cell/>
          <table:table-cell table:formula="of:=RAND()" office:value-type="float" office:value="0.315296325150278" calcext:value-type="float">
            <text:p>0,315296325150278</text:p>
          </table:table-cell>
          <table:table-cell table:formula="of:=RANK([.P3];[.P$3:.P$22])" office:value-type="float" office:value="13" calcext:value-type="float">
            <text:p>13</text:p>
          </table:table-cell>
          <table:table-cell table:formula="of:=INDEX([.$Y$3:.$Y$22];[.Q3])" office:value-type="string" office:string-value="6 x 7 =" calcext:value-type="string">
            <text:p>6 x 7 =</text:p>
          </table:table-cell>
          <table:table-cell table:style-name="ce9" table:formula="of:=INDEX([.$Z$3:.$Z$22];[.Q3])" office:value-type="float" office:value="42" calcext:value-type="float">
            <text:p>4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formula="of:=[.U3]&amp;&quot; x &quot;&amp;[.V3]&amp;&quot; =&quot;" office:value-type="string" office:string-value="9 x 9 =" calcext:value-type="string">
            <text:p>9 x 9 =</text:p>
          </table:table-cell>
          <table:table-cell table:formula="of:=[.V3]&amp;&quot; x &quot;&amp;[.U3]&amp;&quot; =&quot;" office:value-type="string" office:string-value="9 x 9 =" calcext:value-type="string">
            <text:p>9 x 9 =</text:p>
          </table:table-cell>
          <table:table-cell table:formula="of:=IF(RAND()&gt;0.5;[.W3];[.X3])" office:value-type="string" office:string-value="9 x 9 =" calcext:value-type="string">
            <text:p>9 x 9 =</text:p>
          </table:table-cell>
          <table:table-cell table:formula="of:=[.U3]*[.V3]" office:value-type="float" office:value="81" calcext:value-type="float">
            <text:p>81</text:p>
          </table:table-cell>
          <table:table-cell table:number-columns-repeated="38"/>
        </table:table-row>
        <table:table-row table:style-name="ro1">
          <table:table-cell table:formula="of:=RAND()" office:value-type="float" office:value="0.865288953565793" calcext:value-type="float">
            <text:p>0,865288953565793</text:p>
          </table:table-cell>
          <table:table-cell table:formula="of:=RANK([.A4];[.A$3:.A$22])" office:value-type="float" office:value="1" calcext:value-type="float">
            <text:p>1</text:p>
          </table:table-cell>
          <table:table-cell table:formula="of:=INDEX([.$Y$3:.$Y$22];[.B4])" office:value-type="string" office:string-value="9 x 9 =" calcext:value-type="string">
            <text:p>9 x 9 =</text:p>
          </table:table-cell>
          <table:table-cell table:style-name="ce9" table:formula="of:=INDEX([.$Z$3:.$Z$22];[.B4])" office:value-type="float" office:value="81" calcext:value-type="float">
            <text:p>81</text:p>
          </table:table-cell>
          <table:table-cell/>
          <table:table-cell table:formula="of:=RAND()" office:value-type="float" office:value="0.200723533321808" calcext:value-type="float">
            <text:p>0,200723533321808</text:p>
          </table:table-cell>
          <table:table-cell table:formula="of:=RANK([.F4];[.F$3:.F$22])" office:value-type="float" office:value="14" calcext:value-type="float">
            <text:p>14</text:p>
          </table:table-cell>
          <table:table-cell table:formula="of:=INDEX([.$Y$3:.$Y$22];[.G4])" office:value-type="string" office:string-value="7 x 5 =" calcext:value-type="string">
            <text:p>7 x 5 =</text:p>
          </table:table-cell>
          <table:table-cell table:style-name="ce9" table:formula="of:=INDEX([.$Z$3:.$Z$22];[.G4])" office:value-type="float" office:value="35" calcext:value-type="float">
            <text:p>35</text:p>
          </table:table-cell>
          <table:table-cell/>
          <table:table-cell table:formula="of:=RAND()" office:value-type="float" office:value="0.064714717702903" calcext:value-type="float">
            <text:p>0,064714717702903</text:p>
          </table:table-cell>
          <table:table-cell table:formula="of:=RANK([.K4];[.K$3:.K$22])" office:value-type="float" office:value="20" calcext:value-type="float">
            <text:p>20</text:p>
          </table:table-cell>
          <table:table-cell table:formula="of:=INDEX([.$Y$3:.$Y$22];[.L4])" office:value-type="string" office:string-value="4 x 5 =" calcext:value-type="string">
            <text:p>4 x 5 =</text:p>
          </table:table-cell>
          <table:table-cell table:style-name="ce9" table:formula="of:=INDEX([.$Z$3:.$Z$22];[.L4])" office:value-type="float" office:value="20" calcext:value-type="float">
            <text:p>20</text:p>
          </table:table-cell>
          <table:table-cell/>
          <table:table-cell table:formula="of:=RAND()" office:value-type="float" office:value="0.504380318844947" calcext:value-type="float">
            <text:p>0,504380318844947</text:p>
          </table:table-cell>
          <table:table-cell table:formula="of:=RANK([.P4];[.P$3:.P$22])" office:value-type="float" office:value="10" calcext:value-type="float">
            <text:p>10</text:p>
          </table:table-cell>
          <table:table-cell table:formula="of:=INDEX([.$Y$3:.$Y$22];[.Q4])" office:value-type="string" office:string-value="8 x 5 =" calcext:value-type="string">
            <text:p>8 x 5 =</text:p>
          </table:table-cell>
          <table:table-cell table:style-name="ce9" table:formula="of:=INDEX([.$Z$3:.$Z$22];[.Q4])"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U4]&amp;&quot; x &quot;&amp;[.V4]&amp;&quot; =&quot;" office:value-type="string" office:string-value="9 x 8 =" calcext:value-type="string">
            <text:p>9 x 8 =</text:p>
          </table:table-cell>
          <table:table-cell table:formula="of:=[.V4]&amp;&quot; x &quot;&amp;[.U4]&amp;&quot; =&quot;" office:value-type="string" office:string-value="8 x 9 =" calcext:value-type="string">
            <text:p>8 x 9 =</text:p>
          </table:table-cell>
          <table:table-cell table:formula="of:=IF(RAND()&gt;0.5;[.W4];[.X4])" office:value-type="string" office:string-value="9 x 8 =" calcext:value-type="string">
            <text:p>9 x 8 =</text:p>
          </table:table-cell>
          <table:table-cell table:formula="of:=[.U4]*[.V4]" office:value-type="float" office:value="72" calcext:value-type="float">
            <text:p>72</text:p>
          </table:table-cell>
          <table:table-cell table:number-columns-repeated="38"/>
        </table:table-row>
        <table:table-row table:style-name="ro1">
          <table:table-cell table:formula="of:=RAND()" office:value-type="float" office:value="0.221397459704548" calcext:value-type="float">
            <text:p>0,221397459704548</text:p>
          </table:table-cell>
          <table:table-cell table:formula="of:=RANK([.A5];[.A$3:.A$22])" office:value-type="float" office:value="15" calcext:value-type="float">
            <text:p>15</text:p>
          </table:table-cell>
          <table:table-cell table:formula="of:=INDEX([.$Y$3:.$Y$22];[.B5])" office:value-type="string" office:string-value="4 x 7 =" calcext:value-type="string">
            <text:p>4 x 7 =</text:p>
          </table:table-cell>
          <table:table-cell table:style-name="ce9" table:formula="of:=INDEX([.$Z$3:.$Z$22];[.B5])" office:value-type="float" office:value="28" calcext:value-type="float">
            <text:p>28</text:p>
          </table:table-cell>
          <table:table-cell/>
          <table:table-cell table:formula="of:=RAND()" office:value-type="float" office:value="0.325492662102213" calcext:value-type="float">
            <text:p>0,325492662102213</text:p>
          </table:table-cell>
          <table:table-cell table:formula="of:=RANK([.F5];[.F$3:.F$22])" office:value-type="float" office:value="9" calcext:value-type="float">
            <text:p>9</text:p>
          </table:table-cell>
          <table:table-cell table:formula="of:=INDEX([.$Y$3:.$Y$22];[.G5])" office:value-type="string" office:string-value="6 x 8 =" calcext:value-type="string">
            <text:p>6 x 8 =</text:p>
          </table:table-cell>
          <table:table-cell table:style-name="ce9" table:formula="of:=INDEX([.$Z$3:.$Z$22];[.G5])" office:value-type="float" office:value="48" calcext:value-type="float">
            <text:p>48</text:p>
          </table:table-cell>
          <table:table-cell/>
          <table:table-cell table:formula="of:=RAND()" office:value-type="float" office:value="0.135187488755071" calcext:value-type="float">
            <text:p>0,135187488755071</text:p>
          </table:table-cell>
          <table:table-cell table:formula="of:=RANK([.K5];[.K$3:.K$22])" office:value-type="float" office:value="18" calcext:value-type="float">
            <text:p>18</text:p>
          </table:table-cell>
          <table:table-cell table:formula="of:=INDEX([.$Y$3:.$Y$22];[.L5])" office:value-type="string" office:string-value="4 x 6 =" calcext:value-type="string">
            <text:p>4 x 6 =</text:p>
          </table:table-cell>
          <table:table-cell table:style-name="ce9" table:formula="of:=INDEX([.$Z$3:.$Z$22];[.L5])" office:value-type="float" office:value="24" calcext:value-type="float">
            <text:p>24</text:p>
          </table:table-cell>
          <table:table-cell/>
          <table:table-cell table:formula="of:=RAND()" office:value-type="float" office:value="0.092416330115206" calcext:value-type="float">
            <text:p>0,092416330115206</text:p>
          </table:table-cell>
          <table:table-cell table:formula="of:=RANK([.P5];[.P$3:.P$22])" office:value-type="float" office:value="18" calcext:value-type="float">
            <text:p>18</text:p>
          </table:table-cell>
          <table:table-cell table:formula="of:=INDEX([.$Y$3:.$Y$22];[.Q5])" office:value-type="string" office:string-value="4 x 6 =" calcext:value-type="string">
            <text:p>4 x 6 =</text:p>
          </table:table-cell>
          <table:table-cell table:style-name="ce9" table:formula="of:=INDEX([.$Z$3:.$Z$22];[.Q5])"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U5]&amp;&quot; x &quot;&amp;[.V5]&amp;&quot; =&quot;" office:value-type="string" office:string-value="9 x 7 =" calcext:value-type="string">
            <text:p>9 x 7 =</text:p>
          </table:table-cell>
          <table:table-cell table:formula="of:=[.V5]&amp;&quot; x &quot;&amp;[.U5]&amp;&quot; =&quot;" office:value-type="string" office:string-value="7 x 9 =" calcext:value-type="string">
            <text:p>7 x 9 =</text:p>
          </table:table-cell>
          <table:table-cell table:formula="of:=IF(RAND()&gt;0.5;[.W5];[.X5])" office:value-type="string" office:string-value="9 x 7 =" calcext:value-type="string">
            <text:p>9 x 7 =</text:p>
          </table:table-cell>
          <table:table-cell table:formula="of:=[.U5]*[.V5]" office:value-type="float" office:value="63" calcext:value-type="float">
            <text:p>63</text:p>
          </table:table-cell>
          <table:table-cell table:number-columns-repeated="38"/>
        </table:table-row>
        <table:table-row table:style-name="ro1">
          <table:table-cell table:formula="of:=RAND()" office:value-type="float" office:value="0.862404813097934" calcext:value-type="float">
            <text:p>0,862404813097934</text:p>
          </table:table-cell>
          <table:table-cell table:formula="of:=RANK([.A6];[.A$3:.A$22])" office:value-type="float" office:value="2" calcext:value-type="float">
            <text:p>2</text:p>
          </table:table-cell>
          <table:table-cell table:formula="of:=INDEX([.$Y$3:.$Y$22];[.B6])" office:value-type="string" office:string-value="9 x 8 =" calcext:value-type="string">
            <text:p>9 x 8 =</text:p>
          </table:table-cell>
          <table:table-cell table:style-name="ce9" table:formula="of:=INDEX([.$Z$3:.$Z$22];[.B6])" office:value-type="float" office:value="72" calcext:value-type="float">
            <text:p>72</text:p>
          </table:table-cell>
          <table:table-cell/>
          <table:table-cell table:formula="of:=RAND()" office:value-type="float" office:value="0.266469546700926" calcext:value-type="float">
            <text:p>0,266469546700926</text:p>
          </table:table-cell>
          <table:table-cell table:formula="of:=RANK([.F6];[.F$3:.F$22])" office:value-type="float" office:value="11" calcext:value-type="float">
            <text:p>11</text:p>
          </table:table-cell>
          <table:table-cell table:formula="of:=INDEX([.$Y$3:.$Y$22];[.G6])" office:value-type="string" office:string-value="4 x 8 =" calcext:value-type="string">
            <text:p>4 x 8 =</text:p>
          </table:table-cell>
          <table:table-cell table:style-name="ce9" table:formula="of:=INDEX([.$Z$3:.$Z$22];[.G6])" office:value-type="float" office:value="32" calcext:value-type="float">
            <text:p>32</text:p>
          </table:table-cell>
          <table:table-cell/>
          <table:table-cell table:formula="of:=RAND()" office:value-type="float" office:value="0.148387289987256" calcext:value-type="float">
            <text:p>0,148387289987256</text:p>
          </table:table-cell>
          <table:table-cell table:formula="of:=RANK([.K6];[.K$3:.K$22])" office:value-type="float" office:value="17" calcext:value-type="float">
            <text:p>17</text:p>
          </table:table-cell>
          <table:table-cell table:formula="of:=INDEX([.$Y$3:.$Y$22];[.L6])" office:value-type="string" office:string-value="6 x 5 =" calcext:value-type="string">
            <text:p>6 x 5 =</text:p>
          </table:table-cell>
          <table:table-cell table:style-name="ce9" table:formula="of:=INDEX([.$Z$3:.$Z$22];[.L6])" office:value-type="float" office:value="30" calcext:value-type="float">
            <text:p>30</text:p>
          </table:table-cell>
          <table:table-cell/>
          <table:table-cell table:formula="of:=RAND()" office:value-type="float" office:value="0.809155992150934" calcext:value-type="float">
            <text:p>0,809155992150934</text:p>
          </table:table-cell>
          <table:table-cell table:formula="of:=RANK([.P6];[.P$3:.P$22])" office:value-type="float" office:value="5" calcext:value-type="float">
            <text:p>5</text:p>
          </table:table-cell>
          <table:table-cell table:formula="of:=INDEX([.$Y$3:.$Y$22];[.Q6])" office:value-type="string" office:string-value="9 x 5 =" calcext:value-type="string">
            <text:p>9 x 5 =</text:p>
          </table:table-cell>
          <table:table-cell table:style-name="ce9" table:formula="of:=INDEX([.$Z$3:.$Z$22];[.Q6])"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U6]&amp;&quot; x &quot;&amp;[.V6]&amp;&quot; =&quot;" office:value-type="string" office:string-value="9 x 6 =" calcext:value-type="string">
            <text:p>9 x 6 =</text:p>
          </table:table-cell>
          <table:table-cell table:formula="of:=[.V6]&amp;&quot; x &quot;&amp;[.U6]&amp;&quot; =&quot;" office:value-type="string" office:string-value="6 x 9 =" calcext:value-type="string">
            <text:p>6 x 9 =</text:p>
          </table:table-cell>
          <table:table-cell table:formula="of:=IF(RAND()&gt;0.5;[.W6];[.X6])" office:value-type="string" office:string-value="6 x 9 =" calcext:value-type="string">
            <text:p>6 x 9 =</text:p>
          </table:table-cell>
          <table:table-cell table:formula="of:=[.U6]*[.V6]" office:value-type="float" office:value="54" calcext:value-type="float">
            <text:p>54</text:p>
          </table:table-cell>
          <table:table-cell table:number-columns-repeated="38"/>
        </table:table-row>
        <table:table-row table:style-name="ro1">
          <table:table-cell table:formula="of:=RAND()" office:value-type="float" office:value="0.700942474395331" calcext:value-type="float">
            <text:p>0,700942474395331</text:p>
          </table:table-cell>
          <table:table-cell table:formula="of:=RANK([.A7];[.A$3:.A$22])" office:value-type="float" office:value="5" calcext:value-type="float">
            <text:p>5</text:p>
          </table:table-cell>
          <table:table-cell table:formula="of:=INDEX([.$Y$3:.$Y$22];[.B7])" office:value-type="string" office:string-value="9 x 5 =" calcext:value-type="string">
            <text:p>9 x 5 =</text:p>
          </table:table-cell>
          <table:table-cell table:style-name="ce9" table:formula="of:=INDEX([.$Z$3:.$Z$22];[.B7])" office:value-type="float" office:value="45" calcext:value-type="float">
            <text:p>45</text:p>
          </table:table-cell>
          <table:table-cell/>
          <table:table-cell table:formula="of:=RAND()" office:value-type="float" office:value="0.947445374351755" calcext:value-type="float">
            <text:p>0,947445374351755</text:p>
          </table:table-cell>
          <table:table-cell table:formula="of:=RANK([.F7];[.F$3:.F$22])" office:value-type="float" office:value="1" calcext:value-type="float">
            <text:p>1</text:p>
          </table:table-cell>
          <table:table-cell table:formula="of:=INDEX([.$Y$3:.$Y$22];[.G7])" office:value-type="string" office:string-value="9 x 9 =" calcext:value-type="string">
            <text:p>9 x 9 =</text:p>
          </table:table-cell>
          <table:table-cell table:style-name="ce9" table:formula="of:=INDEX([.$Z$3:.$Z$22];[.G7])" office:value-type="float" office:value="81" calcext:value-type="float">
            <text:p>81</text:p>
          </table:table-cell>
          <table:table-cell/>
          <table:table-cell table:formula="of:=RAND()" office:value-type="float" office:value="0.655799284002939" calcext:value-type="float">
            <text:p>0,655799284002939</text:p>
          </table:table-cell>
          <table:table-cell table:formula="of:=RANK([.K7];[.K$3:.K$22])" office:value-type="float" office:value="7" calcext:value-type="float">
            <text:p>7</text:p>
          </table:table-cell>
          <table:table-cell table:formula="of:=INDEX([.$Y$3:.$Y$22];[.L7])" office:value-type="string" office:string-value="8 x 8 =" calcext:value-type="string">
            <text:p>8 x 8 =</text:p>
          </table:table-cell>
          <table:table-cell table:style-name="ce9" table:formula="of:=INDEX([.$Z$3:.$Z$22];[.L7])" office:value-type="float" office:value="64" calcext:value-type="float">
            <text:p>64</text:p>
          </table:table-cell>
          <table:table-cell/>
          <table:table-cell table:formula="of:=RAND()" office:value-type="float" office:value="0.879221405844667" calcext:value-type="float">
            <text:p>0,879221405844667</text:p>
          </table:table-cell>
          <table:table-cell table:formula="of:=RANK([.P7];[.P$3:.P$22])" office:value-type="float" office:value="3" calcext:value-type="float">
            <text:p>3</text:p>
          </table:table-cell>
          <table:table-cell table:formula="of:=INDEX([.$Y$3:.$Y$22];[.Q7])" office:value-type="string" office:string-value="9 x 7 =" calcext:value-type="string">
            <text:p>9 x 7 =</text:p>
          </table:table-cell>
          <table:table-cell table:style-name="ce9" table:formula="of:=INDEX([.$Z$3:.$Z$22];[.Q7])" office:value-type="float" office:value="63" calcext:value-type="float">
            <text:p>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U7]&amp;&quot; x &quot;&amp;[.V7]&amp;&quot; =&quot;" office:value-type="string" office:string-value="9 x 5 =" calcext:value-type="string">
            <text:p>9 x 5 =</text:p>
          </table:table-cell>
          <table:table-cell table:formula="of:=[.V7]&amp;&quot; x &quot;&amp;[.U7]&amp;&quot; =&quot;" office:value-type="string" office:string-value="5 x 9 =" calcext:value-type="string">
            <text:p>5 x 9 =</text:p>
          </table:table-cell>
          <table:table-cell table:formula="of:=IF(RAND()&gt;0.5;[.W7];[.X7])" office:value-type="string" office:string-value="9 x 5 =" calcext:value-type="string">
            <text:p>9 x 5 =</text:p>
          </table:table-cell>
          <table:table-cell table:formula="of:=[.U7]*[.V7]" office:value-type="float" office:value="45" calcext:value-type="float">
            <text:p>45</text:p>
          </table:table-cell>
          <table:table-cell table:number-columns-repeated="38"/>
        </table:table-row>
        <table:table-row table:style-name="ro1">
          <table:table-cell table:formula="of:=RAND()" office:value-type="float" office:value="0.187942020834723" calcext:value-type="float">
            <text:p>0,187942020834723</text:p>
          </table:table-cell>
          <table:table-cell table:formula="of:=RANK([.A8];[.A$3:.A$22])" office:value-type="float" office:value="17" calcext:value-type="float">
            <text:p>17</text:p>
          </table:table-cell>
          <table:table-cell table:formula="of:=INDEX([.$Y$3:.$Y$22];[.B8])" office:value-type="string" office:string-value="6 x 5 =" calcext:value-type="string">
            <text:p>6 x 5 =</text:p>
          </table:table-cell>
          <table:table-cell table:style-name="ce9" table:formula="of:=INDEX([.$Z$3:.$Z$22];[.B8])" office:value-type="float" office:value="30" calcext:value-type="float">
            <text:p>30</text:p>
          </table:table-cell>
          <table:table-cell/>
          <table:table-cell table:formula="of:=RAND()" office:value-type="float" office:value="0.144233871299259" calcext:value-type="float">
            <text:p>0,144233871299259</text:p>
          </table:table-cell>
          <table:table-cell table:formula="of:=RANK([.F8];[.F$3:.F$22])" office:value-type="float" office:value="19" calcext:value-type="float">
            <text:p>19</text:p>
          </table:table-cell>
          <table:table-cell table:formula="of:=INDEX([.$Y$3:.$Y$22];[.G8])" office:value-type="string" office:string-value="5 x 5 =" calcext:value-type="string">
            <text:p>5 x 5 =</text:p>
          </table:table-cell>
          <table:table-cell table:style-name="ce9" table:formula="of:=INDEX([.$Z$3:.$Z$22];[.G8])" office:value-type="float" office:value="25" calcext:value-type="float">
            <text:p>25</text:p>
          </table:table-cell>
          <table:table-cell/>
          <table:table-cell table:formula="of:=RAND()" office:value-type="float" office:value="0.623916681949605" calcext:value-type="float">
            <text:p>0,623916681949605</text:p>
          </table:table-cell>
          <table:table-cell table:formula="of:=RANK([.K8];[.K$3:.K$22])" office:value-type="float" office:value="8" calcext:value-type="float">
            <text:p>8</text:p>
          </table:table-cell>
          <table:table-cell table:formula="of:=INDEX([.$Y$3:.$Y$22];[.L8])" office:value-type="string" office:string-value="7 x 8 =" calcext:value-type="string">
            <text:p>7 x 8 =</text:p>
          </table:table-cell>
          <table:table-cell table:style-name="ce9" table:formula="of:=INDEX([.$Z$3:.$Z$22];[.L8])" office:value-type="float" office:value="56" calcext:value-type="float">
            <text:p>56</text:p>
          </table:table-cell>
          <table:table-cell/>
          <table:table-cell table:formula="of:=RAND()" office:value-type="float" office:value="0.672854456993997" calcext:value-type="float">
            <text:p>0,672854456993997</text:p>
          </table:table-cell>
          <table:table-cell table:formula="of:=RANK([.P8];[.P$3:.P$22])" office:value-type="float" office:value="8" calcext:value-type="float">
            <text:p>8</text:p>
          </table:table-cell>
          <table:table-cell table:formula="of:=INDEX([.$Y$3:.$Y$22];[.Q8])" office:value-type="string" office:string-value="7 x 8 =" calcext:value-type="string">
            <text:p>7 x 8 =</text:p>
          </table:table-cell>
          <table:table-cell table:style-name="ce9" table:formula="of:=INDEX([.$Z$3:.$Z$22];[.Q8])" office:value-type="float" office:value="56" calcext:value-type="float">
            <text:p>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U8]&amp;&quot; x &quot;&amp;[.V8]&amp;&quot; =&quot;" office:value-type="string" office:string-value="9 x 4 =" calcext:value-type="string">
            <text:p>9 x 4 =</text:p>
          </table:table-cell>
          <table:table-cell table:formula="of:=[.V8]&amp;&quot; x &quot;&amp;[.U8]&amp;&quot; =&quot;" office:value-type="string" office:string-value="4 x 9 =" calcext:value-type="string">
            <text:p>4 x 9 =</text:p>
          </table:table-cell>
          <table:table-cell table:formula="of:=IF(RAND()&gt;0.5;[.W8];[.X8])" office:value-type="string" office:string-value="4 x 9 =" calcext:value-type="string">
            <text:p>4 x 9 =</text:p>
          </table:table-cell>
          <table:table-cell table:formula="of:=[.U8]*[.V8]" office:value-type="float" office:value="36" calcext:value-type="float">
            <text:p>36</text:p>
          </table:table-cell>
          <table:table-cell table:number-columns-repeated="38"/>
        </table:table-row>
        <table:table-row table:style-name="ro1">
          <table:table-cell table:formula="of:=RAND()" office:value-type="float" office:value="0.315516568225434" calcext:value-type="float">
            <text:p>0,315516568225434</text:p>
          </table:table-cell>
          <table:table-cell table:formula="of:=RANK([.A9];[.A$3:.A$22])" office:value-type="float" office:value="13" calcext:value-type="float">
            <text:p>13</text:p>
          </table:table-cell>
          <table:table-cell table:formula="of:=INDEX([.$Y$3:.$Y$22];[.B9])" office:value-type="string" office:string-value="6 x 7 =" calcext:value-type="string">
            <text:p>6 x 7 =</text:p>
          </table:table-cell>
          <table:table-cell table:style-name="ce9" table:formula="of:=INDEX([.$Z$3:.$Z$22];[.B9])" office:value-type="float" office:value="42" calcext:value-type="float">
            <text:p>42</text:p>
          </table:table-cell>
          <table:table-cell/>
          <table:table-cell table:formula="of:=RAND()" office:value-type="float" office:value="0.653352078077259" calcext:value-type="float">
            <text:p>0,653352078077259</text:p>
          </table:table-cell>
          <table:table-cell table:formula="of:=RANK([.F9];[.F$3:.F$22])" office:value-type="float" office:value="7" calcext:value-type="float">
            <text:p>7</text:p>
          </table:table-cell>
          <table:table-cell table:formula="of:=INDEX([.$Y$3:.$Y$22];[.G9])" office:value-type="string" office:string-value="8 x 8 =" calcext:value-type="string">
            <text:p>8 x 8 =</text:p>
          </table:table-cell>
          <table:table-cell table:style-name="ce9" table:formula="of:=INDEX([.$Z$3:.$Z$22];[.G9])" office:value-type="float" office:value="64" calcext:value-type="float">
            <text:p>64</text:p>
          </table:table-cell>
          <table:table-cell/>
          <table:table-cell table:formula="of:=RAND()" office:value-type="float" office:value="0.758774079603843" calcext:value-type="float">
            <text:p>0,758774079603843</text:p>
          </table:table-cell>
          <table:table-cell table:formula="of:=RANK([.K9];[.K$3:.K$22])" office:value-type="float" office:value="6" calcext:value-type="float">
            <text:p>6</text:p>
          </table:table-cell>
          <table:table-cell table:formula="of:=INDEX([.$Y$3:.$Y$22];[.L9])" office:value-type="string" office:string-value="4 x 9 =" calcext:value-type="string">
            <text:p>4 x 9 =</text:p>
          </table:table-cell>
          <table:table-cell table:style-name="ce9" table:formula="of:=INDEX([.$Z$3:.$Z$22];[.L9])" office:value-type="float" office:value="36" calcext:value-type="float">
            <text:p>36</text:p>
          </table:table-cell>
          <table:table-cell/>
          <table:table-cell table:formula="of:=RAND()" office:value-type="float" office:value="0.103931577085939" calcext:value-type="float">
            <text:p>0,103931577085939</text:p>
          </table:table-cell>
          <table:table-cell table:formula="of:=RANK([.P9];[.P$3:.P$22])" office:value-type="float" office:value="17" calcext:value-type="float">
            <text:p>17</text:p>
          </table:table-cell>
          <table:table-cell table:formula="of:=INDEX([.$Y$3:.$Y$22];[.Q9])" office:value-type="string" office:string-value="6 x 5 =" calcext:value-type="string">
            <text:p>6 x 5 =</text:p>
          </table:table-cell>
          <table:table-cell table:style-name="ce9" table:formula="of:=INDEX([.$Z$3:.$Z$22];[.Q9])" office:value-type="float" office:value="30" calcext:value-type="float">
            <text:p>30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formula="of:=[.U9]&amp;&quot; x &quot;&amp;[.V9]&amp;&quot; =&quot;" office:value-type="string" office:string-value="8 x 8 =" calcext:value-type="string">
            <text:p>8 x 8 =</text:p>
          </table:table-cell>
          <table:table-cell table:formula="of:=[.V9]&amp;&quot; x &quot;&amp;[.U9]&amp;&quot; =&quot;" office:value-type="string" office:string-value="8 x 8 =" calcext:value-type="string">
            <text:p>8 x 8 =</text:p>
          </table:table-cell>
          <table:table-cell table:formula="of:=IF(RAND()&gt;0.5;[.W9];[.X9])" office:value-type="string" office:string-value="8 x 8 =" calcext:value-type="string">
            <text:p>8 x 8 =</text:p>
          </table:table-cell>
          <table:table-cell table:formula="of:=[.U9]*[.V9]" office:value-type="float" office:value="64" calcext:value-type="float">
            <text:p>64</text:p>
          </table:table-cell>
          <table:table-cell table:number-columns-repeated="38"/>
        </table:table-row>
        <table:table-row table:style-name="ro1">
          <table:table-cell table:formula="of:=RAND()" office:value-type="float" office:value="0.795027288173045" calcext:value-type="float">
            <text:p>0,795027288173045</text:p>
          </table:table-cell>
          <table:table-cell table:formula="of:=RANK([.A10];[.A$3:.A$22])" office:value-type="float" office:value="3" calcext:value-type="float">
            <text:p>3</text:p>
          </table:table-cell>
          <table:table-cell table:formula="of:=INDEX([.$Y$3:.$Y$22];[.B10])" office:value-type="string" office:string-value="9 x 7 =" calcext:value-type="string">
            <text:p>9 x 7 =</text:p>
          </table:table-cell>
          <table:table-cell table:style-name="ce9" table:formula="of:=INDEX([.$Z$3:.$Z$22];[.B10])" office:value-type="float" office:value="63" calcext:value-type="float">
            <text:p>63</text:p>
          </table:table-cell>
          <table:table-cell/>
          <table:table-cell table:formula="of:=RAND()" office:value-type="float" office:value="0.58391133750127" calcext:value-type="float">
            <text:p>0,58391133750127</text:p>
          </table:table-cell>
          <table:table-cell table:formula="of:=RANK([.F10];[.F$3:.F$22])" office:value-type="float" office:value="8" calcext:value-type="float">
            <text:p>8</text:p>
          </table:table-cell>
          <table:table-cell table:formula="of:=INDEX([.$Y$3:.$Y$22];[.G10])" office:value-type="string" office:string-value="7 x 8 =" calcext:value-type="string">
            <text:p>7 x 8 =</text:p>
          </table:table-cell>
          <table:table-cell table:style-name="ce9" table:formula="of:=INDEX([.$Z$3:.$Z$22];[.G10])" office:value-type="float" office:value="56" calcext:value-type="float">
            <text:p>56</text:p>
          </table:table-cell>
          <table:table-cell/>
          <table:table-cell table:formula="of:=RAND()" office:value-type="float" office:value="0.871938660172231" calcext:value-type="float">
            <text:p>0,871938660172231</text:p>
          </table:table-cell>
          <table:table-cell table:formula="of:=RANK([.K10];[.K$3:.K$22])" office:value-type="float" office:value="5" calcext:value-type="float">
            <text:p>5</text:p>
          </table:table-cell>
          <table:table-cell table:formula="of:=INDEX([.$Y$3:.$Y$22];[.L10])" office:value-type="string" office:string-value="9 x 5 =" calcext:value-type="string">
            <text:p>9 x 5 =</text:p>
          </table:table-cell>
          <table:table-cell table:style-name="ce9" table:formula="of:=INDEX([.$Z$3:.$Z$22];[.L10])" office:value-type="float" office:value="45" calcext:value-type="float">
            <text:p>45</text:p>
          </table:table-cell>
          <table:table-cell/>
          <table:table-cell table:formula="of:=RAND()" office:value-type="float" office:value="0.772168513664597" calcext:value-type="float">
            <text:p>0,772168513664597</text:p>
          </table:table-cell>
          <table:table-cell table:formula="of:=RANK([.P10];[.P$3:.P$22])" office:value-type="float" office:value="6" calcext:value-type="float">
            <text:p>6</text:p>
          </table:table-cell>
          <table:table-cell table:formula="of:=INDEX([.$Y$3:.$Y$22];[.Q10])" office:value-type="string" office:string-value="4 x 9 =" calcext:value-type="string">
            <text:p>4 x 9 =</text:p>
          </table:table-cell>
          <table:table-cell table:style-name="ce9" table:formula="of:=INDEX([.$Z$3:.$Z$22];[.Q10])" office:value-type="float" office:value="36" calcext:value-type="float">
            <text:p>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U10]&amp;&quot; x &quot;&amp;[.V10]&amp;&quot; =&quot;" office:value-type="string" office:string-value="8 x 7 =" calcext:value-type="string">
            <text:p>8 x 7 =</text:p>
          </table:table-cell>
          <table:table-cell table:formula="of:=[.V10]&amp;&quot; x &quot;&amp;[.U10]&amp;&quot; =&quot;" office:value-type="string" office:string-value="7 x 8 =" calcext:value-type="string">
            <text:p>7 x 8 =</text:p>
          </table:table-cell>
          <table:table-cell table:formula="of:=IF(RAND()&gt;0.5;[.W10];[.X10])" office:value-type="string" office:string-value="7 x 8 =" calcext:value-type="string">
            <text:p>7 x 8 =</text:p>
          </table:table-cell>
          <table:table-cell table:formula="of:=[.U10]*[.V10]" office:value-type="float" office:value="56" calcext:value-type="float">
            <text:p>56</text:p>
          </table:table-cell>
          <table:table-cell table:number-columns-repeated="38"/>
        </table:table-row>
        <table:table-row table:style-name="ro1">
          <table:table-cell table:formula="of:=RAND()" office:value-type="float" office:value="0.403245640462208" calcext:value-type="float">
            <text:p>0,403245640462208</text:p>
          </table:table-cell>
          <table:table-cell table:formula="of:=RANK([.A11];[.A$3:.A$22])" office:value-type="float" office:value="9" calcext:value-type="float">
            <text:p>9</text:p>
          </table:table-cell>
          <table:table-cell table:formula="of:=INDEX([.$Y$3:.$Y$22];[.B11])" office:value-type="string" office:string-value="6 x 8 =" calcext:value-type="string">
            <text:p>6 x 8 =</text:p>
          </table:table-cell>
          <table:table-cell table:style-name="ce9" table:formula="of:=INDEX([.$Z$3:.$Z$22];[.B11])" office:value-type="float" office:value="48" calcext:value-type="float">
            <text:p>48</text:p>
          </table:table-cell>
          <table:table-cell/>
          <table:table-cell table:formula="of:=RAND()" office:value-type="float" office:value="0.936505854455004" calcext:value-type="float">
            <text:p>0,936505854455004</text:p>
          </table:table-cell>
          <table:table-cell table:formula="of:=RANK([.F11];[.F$3:.F$22])" office:value-type="float" office:value="2" calcext:value-type="float">
            <text:p>2</text:p>
          </table:table-cell>
          <table:table-cell table:formula="of:=INDEX([.$Y$3:.$Y$22];[.G11])" office:value-type="string" office:string-value="9 x 8 =" calcext:value-type="string">
            <text:p>9 x 8 =</text:p>
          </table:table-cell>
          <table:table-cell table:style-name="ce9" table:formula="of:=INDEX([.$Z$3:.$Z$22];[.G11])" office:value-type="float" office:value="72" calcext:value-type="float">
            <text:p>72</text:p>
          </table:table-cell>
          <table:table-cell/>
          <table:table-cell table:formula="of:=RAND()" office:value-type="float" office:value="0.302770861734326" calcext:value-type="float">
            <text:p>0,302770861734326</text:p>
          </table:table-cell>
          <table:table-cell table:formula="of:=RANK([.K11];[.K$3:.K$22])" office:value-type="float" office:value="16" calcext:value-type="float">
            <text:p>16</text:p>
          </table:table-cell>
          <table:table-cell table:formula="of:=INDEX([.$Y$3:.$Y$22];[.L11])" office:value-type="string" office:string-value="6 x 6 =" calcext:value-type="string">
            <text:p>6 x 6 =</text:p>
          </table:table-cell>
          <table:table-cell table:style-name="ce9" table:formula="of:=INDEX([.$Z$3:.$Z$22];[.L11])" office:value-type="float" office:value="36" calcext:value-type="float">
            <text:p>36</text:p>
          </table:table-cell>
          <table:table-cell/>
          <table:table-cell table:formula="of:=RAND()" office:value-type="float" office:value="0.819906844631597" calcext:value-type="float">
            <text:p>0,819906844631597</text:p>
          </table:table-cell>
          <table:table-cell table:formula="of:=RANK([.P11];[.P$3:.P$22])" office:value-type="float" office:value="4" calcext:value-type="float">
            <text:p>4</text:p>
          </table:table-cell>
          <table:table-cell table:formula="of:=INDEX([.$Y$3:.$Y$22];[.Q11])" office:value-type="string" office:string-value="6 x 9 =" calcext:value-type="string">
            <text:p>6 x 9 =</text:p>
          </table:table-cell>
          <table:table-cell table:style-name="ce9" table:formula="of:=INDEX([.$Z$3:.$Z$22];[.Q11])" office:value-type="float" office:value="54" calcext:value-type="float">
            <text:p>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U11]&amp;&quot; x &quot;&amp;[.V11]&amp;&quot; =&quot;" office:value-type="string" office:string-value="8 x 6 =" calcext:value-type="string">
            <text:p>8 x 6 =</text:p>
          </table:table-cell>
          <table:table-cell table:formula="of:=[.V11]&amp;&quot; x &quot;&amp;[.U11]&amp;&quot; =&quot;" office:value-type="string" office:string-value="6 x 8 =" calcext:value-type="string">
            <text:p>6 x 8 =</text:p>
          </table:table-cell>
          <table:table-cell table:formula="of:=IF(RAND()&gt;0.5;[.W11];[.X11])" office:value-type="string" office:string-value="6 x 8 =" calcext:value-type="string">
            <text:p>6 x 8 =</text:p>
          </table:table-cell>
          <table:table-cell table:formula="of:=[.U11]*[.V11]" office:value-type="float" office:value="48" calcext:value-type="float">
            <text:p>48</text:p>
          </table:table-cell>
          <table:table-cell table:number-columns-repeated="38"/>
        </table:table-row>
        <table:table-row table:style-name="ro1">
          <table:table-cell table:formula="of:=RAND()" office:value-type="float" office:value="0.285141993966675" calcext:value-type="float">
            <text:p>0,285141993966675</text:p>
          </table:table-cell>
          <table:table-cell table:formula="of:=RANK([.A12];[.A$3:.A$22])" office:value-type="float" office:value="14" calcext:value-type="float">
            <text:p>14</text:p>
          </table:table-cell>
          <table:table-cell table:formula="of:=INDEX([.$Y$3:.$Y$22];[.B12])" office:value-type="string" office:string-value="7 x 5 =" calcext:value-type="string">
            <text:p>7 x 5 =</text:p>
          </table:table-cell>
          <table:table-cell table:style-name="ce9" table:formula="of:=INDEX([.$Z$3:.$Z$22];[.B12])" office:value-type="float" office:value="35" calcext:value-type="float">
            <text:p>35</text:p>
          </table:table-cell>
          <table:table-cell/>
          <table:table-cell table:formula="of:=RAND()" office:value-type="float" office:value="0.77266763142227" calcext:value-type="float">
            <text:p>0,77266763142227</text:p>
          </table:table-cell>
          <table:table-cell table:formula="of:=RANK([.F12];[.F$3:.F$22])" office:value-type="float" office:value="3" calcext:value-type="float">
            <text:p>3</text:p>
          </table:table-cell>
          <table:table-cell table:formula="of:=INDEX([.$Y$3:.$Y$22];[.G12])" office:value-type="string" office:string-value="9 x 7 =" calcext:value-type="string">
            <text:p>9 x 7 =</text:p>
          </table:table-cell>
          <table:table-cell table:style-name="ce9" table:formula="of:=INDEX([.$Z$3:.$Z$22];[.G12])" office:value-type="float" office:value="63" calcext:value-type="float">
            <text:p>63</text:p>
          </table:table-cell>
          <table:table-cell/>
          <table:table-cell table:formula="of:=RAND()" office:value-type="float" office:value="0.378219543826387" calcext:value-type="float">
            <text:p>0,378219543826387</text:p>
          </table:table-cell>
          <table:table-cell table:formula="of:=RANK([.K12];[.K$3:.K$22])" office:value-type="float" office:value="12" calcext:value-type="float">
            <text:p>12</text:p>
          </table:table-cell>
          <table:table-cell table:formula="of:=INDEX([.$Y$3:.$Y$22];[.L12])" office:value-type="string" office:string-value="7 x 7 =" calcext:value-type="string">
            <text:p>7 x 7 =</text:p>
          </table:table-cell>
          <table:table-cell table:style-name="ce9" table:formula="of:=INDEX([.$Z$3:.$Z$22];[.L12])" office:value-type="float" office:value="49" calcext:value-type="float">
            <text:p>49</text:p>
          </table:table-cell>
          <table:table-cell/>
          <table:table-cell table:formula="of:=RAND()" office:value-type="float" office:value="0.716144343348261" calcext:value-type="float">
            <text:p>0,716144343348261</text:p>
          </table:table-cell>
          <table:table-cell table:formula="of:=RANK([.P12];[.P$3:.P$22])" office:value-type="float" office:value="7" calcext:value-type="float">
            <text:p>7</text:p>
          </table:table-cell>
          <table:table-cell table:formula="of:=INDEX([.$Y$3:.$Y$22];[.Q12])" office:value-type="string" office:string-value="8 x 8 =" calcext:value-type="string">
            <text:p>8 x 8 =</text:p>
          </table:table-cell>
          <table:table-cell table:style-name="ce9" table:formula="of:=INDEX([.$Z$3:.$Z$22];[.Q12])" office:value-type="float" office:value="64" calcext:value-type="float">
            <text:p>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U12]&amp;&quot; x &quot;&amp;[.V12]&amp;&quot; =&quot;" office:value-type="string" office:string-value="8 x 5 =" calcext:value-type="string">
            <text:p>8 x 5 =</text:p>
          </table:table-cell>
          <table:table-cell table:formula="of:=[.V12]&amp;&quot; x &quot;&amp;[.U12]&amp;&quot; =&quot;" office:value-type="string" office:string-value="5 x 8 =" calcext:value-type="string">
            <text:p>5 x 8 =</text:p>
          </table:table-cell>
          <table:table-cell table:formula="of:=IF(RAND()&gt;0.5;[.W12];[.X12])" office:value-type="string" office:string-value="8 x 5 =" calcext:value-type="string">
            <text:p>8 x 5 =</text:p>
          </table:table-cell>
          <table:table-cell table:formula="of:=[.U12]*[.V12]" office:value-type="float" office:value="40" calcext:value-type="float">
            <text:p>40</text:p>
          </table:table-cell>
          <table:table-cell table:number-columns-repeated="38"/>
        </table:table-row>
        <table:table-row table:style-name="ro1">
          <table:table-cell table:formula="of:=RAND()" office:value-type="float" office:value="0.531049400061017" calcext:value-type="float">
            <text:p>0,531049400061017</text:p>
          </table:table-cell>
          <table:table-cell table:formula="of:=RANK([.A13];[.A$3:.A$22])" office:value-type="float" office:value="6" calcext:value-type="float">
            <text:p>6</text:p>
          </table:table-cell>
          <table:table-cell table:formula="of:=INDEX([.$Y$3:.$Y$22];[.B13])" office:value-type="string" office:string-value="4 x 9 =" calcext:value-type="string">
            <text:p>4 x 9 =</text:p>
          </table:table-cell>
          <table:table-cell table:style-name="ce9" table:formula="of:=INDEX([.$Z$3:.$Z$22];[.B13])" office:value-type="float" office:value="36" calcext:value-type="float">
            <text:p>36</text:p>
          </table:table-cell>
          <table:table-cell/>
          <table:table-cell table:formula="of:=RAND()" office:value-type="float" office:value="0.111257279429317" calcext:value-type="float">
            <text:p>0,111257279429317</text:p>
          </table:table-cell>
          <table:table-cell table:formula="of:=RANK([.F13];[.F$3:.F$22])" office:value-type="float" office:value="20" calcext:value-type="float">
            <text:p>20</text:p>
          </table:table-cell>
          <table:table-cell table:formula="of:=INDEX([.$Y$3:.$Y$22];[.G13])" office:value-type="string" office:string-value="4 x 5 =" calcext:value-type="string">
            <text:p>4 x 5 =</text:p>
          </table:table-cell>
          <table:table-cell table:style-name="ce9" table:formula="of:=INDEX([.$Z$3:.$Z$22];[.G13])" office:value-type="float" office:value="20" calcext:value-type="float">
            <text:p>20</text:p>
          </table:table-cell>
          <table:table-cell/>
          <table:table-cell table:formula="of:=RAND()" office:value-type="float" office:value="0.589779700250229" calcext:value-type="float">
            <text:p>0,589779700250229</text:p>
          </table:table-cell>
          <table:table-cell table:formula="of:=RANK([.K13];[.K$3:.K$22])" office:value-type="float" office:value="9" calcext:value-type="float">
            <text:p>9</text:p>
          </table:table-cell>
          <table:table-cell table:formula="of:=INDEX([.$Y$3:.$Y$22];[.L13])" office:value-type="string" office:string-value="6 x 8 =" calcext:value-type="string">
            <text:p>6 x 8 =</text:p>
          </table:table-cell>
          <table:table-cell table:style-name="ce9" table:formula="of:=INDEX([.$Z$3:.$Z$22];[.L13])" office:value-type="float" office:value="48" calcext:value-type="float">
            <text:p>48</text:p>
          </table:table-cell>
          <table:table-cell/>
          <table:table-cell table:formula="of:=RAND()" office:value-type="float" office:value="0.403798684114553" calcext:value-type="float">
            <text:p>0,403798684114553</text:p>
          </table:table-cell>
          <table:table-cell table:formula="of:=RANK([.P13];[.P$3:.P$22])" office:value-type="float" office:value="11" calcext:value-type="float">
            <text:p>11</text:p>
          </table:table-cell>
          <table:table-cell table:formula="of:=INDEX([.$Y$3:.$Y$22];[.Q13])" office:value-type="string" office:string-value="4 x 8 =" calcext:value-type="string">
            <text:p>4 x 8 =</text:p>
          </table:table-cell>
          <table:table-cell table:style-name="ce9" table:formula="of:=INDEX([.$Z$3:.$Z$22];[.Q13])"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U13]&amp;&quot; x &quot;&amp;[.V13]&amp;&quot; =&quot;" office:value-type="string" office:string-value="8 x 4 =" calcext:value-type="string">
            <text:p>8 x 4 =</text:p>
          </table:table-cell>
          <table:table-cell table:formula="of:=[.V13]&amp;&quot; x &quot;&amp;[.U13]&amp;&quot; =&quot;" office:value-type="string" office:string-value="4 x 8 =" calcext:value-type="string">
            <text:p>4 x 8 =</text:p>
          </table:table-cell>
          <table:table-cell table:formula="of:=IF(RAND()&gt;0.5;[.W13];[.X13])" office:value-type="string" office:string-value="4 x 8 =" calcext:value-type="string">
            <text:p>4 x 8 =</text:p>
          </table:table-cell>
          <table:table-cell table:formula="of:=[.U13]*[.V13]" office:value-type="float" office:value="32" calcext:value-type="float">
            <text:p>32</text:p>
          </table:table-cell>
          <table:table-cell table:number-columns-repeated="38"/>
        </table:table-row>
        <table:table-row table:style-name="ro1">
          <table:table-cell table:formula="of:=RAND()" office:value-type="float" office:value="0.206988784091003" calcext:value-type="float">
            <text:p>0,206988784091003</text:p>
          </table:table-cell>
          <table:table-cell table:formula="of:=RANK([.A14];[.A$3:.A$22])" office:value-type="float" office:value="16" calcext:value-type="float">
            <text:p>16</text:p>
          </table:table-cell>
          <table:table-cell table:formula="of:=INDEX([.$Y$3:.$Y$22];[.B14])" office:value-type="string" office:string-value="6 x 6 =" calcext:value-type="string">
            <text:p>6 x 6 =</text:p>
          </table:table-cell>
          <table:table-cell table:style-name="ce9" table:formula="of:=INDEX([.$Z$3:.$Z$22];[.B14])" office:value-type="float" office:value="36" calcext:value-type="float">
            <text:p>36</text:p>
          </table:table-cell>
          <table:table-cell/>
          <table:table-cell table:formula="of:=RAND()" office:value-type="float" office:value="0.699194153234037" calcext:value-type="float">
            <text:p>0,699194153234037</text:p>
          </table:table-cell>
          <table:table-cell table:formula="of:=RANK([.F14];[.F$3:.F$22])" office:value-type="float" office:value="5" calcext:value-type="float">
            <text:p>5</text:p>
          </table:table-cell>
          <table:table-cell table:formula="of:=INDEX([.$Y$3:.$Y$22];[.G14])" office:value-type="string" office:string-value="9 x 5 =" calcext:value-type="string">
            <text:p>9 x 5 =</text:p>
          </table:table-cell>
          <table:table-cell table:style-name="ce9" table:formula="of:=INDEX([.$Z$3:.$Z$22];[.G14])" office:value-type="float" office:value="45" calcext:value-type="float">
            <text:p>45</text:p>
          </table:table-cell>
          <table:table-cell/>
          <table:table-cell table:formula="of:=RAND()" office:value-type="float" office:value="0.563763882239781" calcext:value-type="float">
            <text:p>0,563763882239781</text:p>
          </table:table-cell>
          <table:table-cell table:formula="of:=RANK([.K14];[.K$3:.K$22])" office:value-type="float" office:value="10" calcext:value-type="float">
            <text:p>10</text:p>
          </table:table-cell>
          <table:table-cell table:formula="of:=INDEX([.$Y$3:.$Y$22];[.L14])" office:value-type="string" office:string-value="8 x 5 =" calcext:value-type="string">
            <text:p>8 x 5 =</text:p>
          </table:table-cell>
          <table:table-cell table:style-name="ce9" table:formula="of:=INDEX([.$Z$3:.$Z$22];[.L14])" office:value-type="float" office:value="40" calcext:value-type="float">
            <text:p>40</text:p>
          </table:table-cell>
          <table:table-cell/>
          <table:table-cell table:formula="of:=RAND()" office:value-type="float" office:value="0.912423637132369" calcext:value-type="float">
            <text:p>0,912423637132369</text:p>
          </table:table-cell>
          <table:table-cell table:formula="of:=RANK([.P14];[.P$3:.P$22])" office:value-type="float" office:value="2" calcext:value-type="float">
            <text:p>2</text:p>
          </table:table-cell>
          <table:table-cell table:formula="of:=INDEX([.$Y$3:.$Y$22];[.Q14])" office:value-type="string" office:string-value="9 x 8 =" calcext:value-type="string">
            <text:p>9 x 8 =</text:p>
          </table:table-cell>
          <table:table-cell table:style-name="ce9" table:formula="of:=INDEX([.$Z$3:.$Z$22];[.Q14])" office:value-type="float" office:value="72" calcext:value-type="float">
            <text:p>7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formula="of:=[.U14]&amp;&quot; x &quot;&amp;[.V14]&amp;&quot; =&quot;" office:value-type="string" office:string-value="7 x 7 =" calcext:value-type="string">
            <text:p>7 x 7 =</text:p>
          </table:table-cell>
          <table:table-cell table:formula="of:=[.V14]&amp;&quot; x &quot;&amp;[.U14]&amp;&quot; =&quot;" office:value-type="string" office:string-value="7 x 7 =" calcext:value-type="string">
            <text:p>7 x 7 =</text:p>
          </table:table-cell>
          <table:table-cell table:formula="of:=IF(RAND()&gt;0.5;[.W14];[.X14])" office:value-type="string" office:string-value="7 x 7 =" calcext:value-type="string">
            <text:p>7 x 7 =</text:p>
          </table:table-cell>
          <table:table-cell table:formula="of:=[.U14]*[.V14]" office:value-type="float" office:value="49" calcext:value-type="float">
            <text:p>49</text:p>
          </table:table-cell>
          <table:table-cell table:number-columns-repeated="38"/>
        </table:table-row>
        <table:table-row table:style-name="ro1">
          <table:table-cell table:formula="of:=RAND()" office:value-type="float" office:value="0.514179568464951" calcext:value-type="float">
            <text:p>0,514179568464951</text:p>
          </table:table-cell>
          <table:table-cell table:formula="of:=RANK([.A15];[.A$3:.A$22])" office:value-type="float" office:value="8" calcext:value-type="float">
            <text:p>8</text:p>
          </table:table-cell>
          <table:table-cell table:formula="of:=INDEX([.$Y$3:.$Y$22];[.B15])" office:value-type="string" office:string-value="7 x 8 =" calcext:value-type="string">
            <text:p>7 x 8 =</text:p>
          </table:table-cell>
          <table:table-cell table:style-name="ce9" table:formula="of:=INDEX([.$Z$3:.$Z$22];[.B15])" office:value-type="float" office:value="56" calcext:value-type="float">
            <text:p>56</text:p>
          </table:table-cell>
          <table:table-cell/>
          <table:table-cell table:formula="of:=RAND()" office:value-type="float" office:value="0.198601552055729" calcext:value-type="float">
            <text:p>0,198601552055729</text:p>
          </table:table-cell>
          <table:table-cell table:formula="of:=RANK([.F15];[.F$3:.F$22])" office:value-type="float" office:value="15" calcext:value-type="float">
            <text:p>15</text:p>
          </table:table-cell>
          <table:table-cell table:formula="of:=INDEX([.$Y$3:.$Y$22];[.G15])" office:value-type="string" office:string-value="4 x 7 =" calcext:value-type="string">
            <text:p>4 x 7 =</text:p>
          </table:table-cell>
          <table:table-cell table:style-name="ce9" table:formula="of:=INDEX([.$Z$3:.$Z$22];[.G15])" office:value-type="float" office:value="28" calcext:value-type="float">
            <text:p>28</text:p>
          </table:table-cell>
          <table:table-cell/>
          <table:table-cell table:formula="of:=RAND()" office:value-type="float" office:value="0.931744613541367" calcext:value-type="float">
            <text:p>0,931744613541367</text:p>
          </table:table-cell>
          <table:table-cell table:formula="of:=RANK([.K15];[.K$3:.K$22])" office:value-type="float" office:value="3" calcext:value-type="float">
            <text:p>3</text:p>
          </table:table-cell>
          <table:table-cell table:formula="of:=INDEX([.$Y$3:.$Y$22];[.L15])" office:value-type="string" office:string-value="9 x 7 =" calcext:value-type="string">
            <text:p>9 x 7 =</text:p>
          </table:table-cell>
          <table:table-cell table:style-name="ce9" table:formula="of:=INDEX([.$Z$3:.$Z$22];[.L15])" office:value-type="float" office:value="63" calcext:value-type="float">
            <text:p>63</text:p>
          </table:table-cell>
          <table:table-cell/>
          <table:table-cell table:formula="of:=RAND()" office:value-type="float" office:value="0.0826946954853845" calcext:value-type="float">
            <text:p>0,082694695485385</text:p>
          </table:table-cell>
          <table:table-cell table:formula="of:=RANK([.P15];[.P$3:.P$22])" office:value-type="float" office:value="20" calcext:value-type="float">
            <text:p>20</text:p>
          </table:table-cell>
          <table:table-cell table:formula="of:=INDEX([.$Y$3:.$Y$22];[.Q15])" office:value-type="string" office:string-value="4 x 5 =" calcext:value-type="string">
            <text:p>4 x 5 =</text:p>
          </table:table-cell>
          <table:table-cell table:style-name="ce9" table:formula="of:=INDEX([.$Z$3:.$Z$22];[.Q15])"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U15]&amp;&quot; x &quot;&amp;[.V15]&amp;&quot; =&quot;" office:value-type="string" office:string-value="7 x 6 =" calcext:value-type="string">
            <text:p>7 x 6 =</text:p>
          </table:table-cell>
          <table:table-cell table:formula="of:=[.V15]&amp;&quot; x &quot;&amp;[.U15]&amp;&quot; =&quot;" office:value-type="string" office:string-value="6 x 7 =" calcext:value-type="string">
            <text:p>6 x 7 =</text:p>
          </table:table-cell>
          <table:table-cell table:formula="of:=IF(RAND()&gt;0.5;[.W15];[.X15])" office:value-type="string" office:string-value="6 x 7 =" calcext:value-type="string">
            <text:p>6 x 7 =</text:p>
          </table:table-cell>
          <table:table-cell table:formula="of:=[.U15]*[.V15]" office:value-type="float" office:value="42" calcext:value-type="float">
            <text:p>42</text:p>
          </table:table-cell>
          <table:table-cell table:number-columns-repeated="38"/>
        </table:table-row>
        <table:table-row table:style-name="ro1">
          <table:table-cell table:formula="of:=RAND()" office:value-type="float" office:value="0.0278597906004487" calcext:value-type="float">
            <text:p>0,027859790600449</text:p>
          </table:table-cell>
          <table:table-cell table:formula="of:=RANK([.A16];[.A$3:.A$22])" office:value-type="float" office:value="20" calcext:value-type="float">
            <text:p>20</text:p>
          </table:table-cell>
          <table:table-cell table:formula="of:=INDEX([.$Y$3:.$Y$22];[.B16])" office:value-type="string" office:string-value="4 x 5 =" calcext:value-type="string">
            <text:p>4 x 5 =</text:p>
          </table:table-cell>
          <table:table-cell table:style-name="ce9" table:formula="of:=INDEX([.$Z$3:.$Z$22];[.B16])" office:value-type="float" office:value="20" calcext:value-type="float">
            <text:p>20</text:p>
          </table:table-cell>
          <table:table-cell/>
          <table:table-cell table:formula="of:=RAND()" office:value-type="float" office:value="0.220622389471031" calcext:value-type="float">
            <text:p>0,220622389471031</text:p>
          </table:table-cell>
          <table:table-cell table:formula="of:=RANK([.F16];[.F$3:.F$22])" office:value-type="float" office:value="13" calcext:value-type="float">
            <text:p>13</text:p>
          </table:table-cell>
          <table:table-cell table:formula="of:=INDEX([.$Y$3:.$Y$22];[.G16])" office:value-type="string" office:string-value="6 x 7 =" calcext:value-type="string">
            <text:p>6 x 7 =</text:p>
          </table:table-cell>
          <table:table-cell table:style-name="ce9" table:formula="of:=INDEX([.$Z$3:.$Z$22];[.G16])" office:value-type="float" office:value="42" calcext:value-type="float">
            <text:p>42</text:p>
          </table:table-cell>
          <table:table-cell/>
          <table:table-cell table:formula="of:=RAND()" office:value-type="float" office:value="0.323281754902526" calcext:value-type="float">
            <text:p>0,323281754902526</text:p>
          </table:table-cell>
          <table:table-cell table:formula="of:=RANK([.K16];[.K$3:.K$22])" office:value-type="float" office:value="14" calcext:value-type="float">
            <text:p>14</text:p>
          </table:table-cell>
          <table:table-cell table:formula="of:=INDEX([.$Y$3:.$Y$22];[.L16])" office:value-type="string" office:string-value="7 x 5 =" calcext:value-type="string">
            <text:p>7 x 5 =</text:p>
          </table:table-cell>
          <table:table-cell table:style-name="ce9" table:formula="of:=INDEX([.$Z$3:.$Z$22];[.L16])" office:value-type="float" office:value="35" calcext:value-type="float">
            <text:p>35</text:p>
          </table:table-cell>
          <table:table-cell/>
          <table:table-cell table:formula="of:=RAND()" office:value-type="float" office:value="0.395038477478558" calcext:value-type="float">
            <text:p>0,395038477478558</text:p>
          </table:table-cell>
          <table:table-cell table:formula="of:=RANK([.P16];[.P$3:.P$22])" office:value-type="float" office:value="12" calcext:value-type="float">
            <text:p>12</text:p>
          </table:table-cell>
          <table:table-cell table:formula="of:=INDEX([.$Y$3:.$Y$22];[.Q16])" office:value-type="string" office:string-value="7 x 7 =" calcext:value-type="string">
            <text:p>7 x 7 =</text:p>
          </table:table-cell>
          <table:table-cell table:style-name="ce9" table:formula="of:=INDEX([.$Z$3:.$Z$22];[.Q16])"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U16]&amp;&quot; x &quot;&amp;[.V16]&amp;&quot; =&quot;" office:value-type="string" office:string-value="7 x 5 =" calcext:value-type="string">
            <text:p>7 x 5 =</text:p>
          </table:table-cell>
          <table:table-cell table:formula="of:=[.V16]&amp;&quot; x &quot;&amp;[.U16]&amp;&quot; =&quot;" office:value-type="string" office:string-value="5 x 7 =" calcext:value-type="string">
            <text:p>5 x 7 =</text:p>
          </table:table-cell>
          <table:table-cell table:formula="of:=IF(RAND()&gt;0.5;[.W16];[.X16])" office:value-type="string" office:string-value="7 x 5 =" calcext:value-type="string">
            <text:p>7 x 5 =</text:p>
          </table:table-cell>
          <table:table-cell table:formula="of:=[.U16]*[.V16]" office:value-type="float" office:value="35" calcext:value-type="float">
            <text:p>35</text:p>
          </table:table-cell>
          <table:table-cell table:number-columns-repeated="38"/>
        </table:table-row>
        <table:table-row table:style-name="ro1">
          <table:table-cell table:formula="of:=RAND()" office:value-type="float" office:value="0.394069036771305" calcext:value-type="float">
            <text:p>0,394069036771305</text:p>
          </table:table-cell>
          <table:table-cell table:formula="of:=RANK([.A17];[.A$3:.A$22])" office:value-type="float" office:value="11" calcext:value-type="float">
            <text:p>11</text:p>
          </table:table-cell>
          <table:table-cell table:formula="of:=INDEX([.$Y$3:.$Y$22];[.B17])" office:value-type="string" office:string-value="4 x 8 =" calcext:value-type="string">
            <text:p>4 x 8 =</text:p>
          </table:table-cell>
          <table:table-cell table:style-name="ce9" table:formula="of:=INDEX([.$Z$3:.$Z$22];[.B17])" office:value-type="float" office:value="32" calcext:value-type="float">
            <text:p>32</text:p>
          </table:table-cell>
          <table:table-cell/>
          <table:table-cell table:formula="of:=RAND()" office:value-type="float" office:value="0.309787993296116" calcext:value-type="float">
            <text:p>0,309787993296116</text:p>
          </table:table-cell>
          <table:table-cell table:formula="of:=RANK([.F17];[.F$3:.F$22])" office:value-type="float" office:value="10" calcext:value-type="float">
            <text:p>10</text:p>
          </table:table-cell>
          <table:table-cell table:formula="of:=INDEX([.$Y$3:.$Y$22];[.G17])" office:value-type="string" office:string-value="8 x 5 =" calcext:value-type="string">
            <text:p>8 x 5 =</text:p>
          </table:table-cell>
          <table:table-cell table:style-name="ce9" table:formula="of:=INDEX([.$Z$3:.$Z$22];[.G17])" office:value-type="float" office:value="40" calcext:value-type="float">
            <text:p>40</text:p>
          </table:table-cell>
          <table:table-cell/>
          <table:table-cell table:formula="of:=RAND()" office:value-type="float" office:value="0.977660931511881" calcext:value-type="float">
            <text:p>0,977660931511881</text:p>
          </table:table-cell>
          <table:table-cell table:formula="of:=RANK([.K17];[.K$3:.K$22])" office:value-type="float" office:value="1" calcext:value-type="float">
            <text:p>1</text:p>
          </table:table-cell>
          <table:table-cell table:formula="of:=INDEX([.$Y$3:.$Y$22];[.L17])" office:value-type="string" office:string-value="9 x 9 =" calcext:value-type="string">
            <text:p>9 x 9 =</text:p>
          </table:table-cell>
          <table:table-cell table:style-name="ce9" table:formula="of:=INDEX([.$Z$3:.$Z$22];[.L17])" office:value-type="float" office:value="81" calcext:value-type="float">
            <text:p>81</text:p>
          </table:table-cell>
          <table:table-cell/>
          <table:table-cell table:formula="of:=RAND()" office:value-type="float" office:value="0.273340896260572" calcext:value-type="float">
            <text:p>0,273340896260572</text:p>
          </table:table-cell>
          <table:table-cell table:formula="of:=RANK([.P17];[.P$3:.P$22])" office:value-type="float" office:value="14" calcext:value-type="float">
            <text:p>14</text:p>
          </table:table-cell>
          <table:table-cell table:formula="of:=INDEX([.$Y$3:.$Y$22];[.Q17])" office:value-type="string" office:string-value="7 x 5 =" calcext:value-type="string">
            <text:p>7 x 5 =</text:p>
          </table:table-cell>
          <table:table-cell table:style-name="ce9" table:formula="of:=INDEX([.$Z$3:.$Z$22];[.Q17])"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U17]&amp;&quot; x &quot;&amp;[.V17]&amp;&quot; =&quot;" office:value-type="string" office:string-value="7 x 4 =" calcext:value-type="string">
            <text:p>7 x 4 =</text:p>
          </table:table-cell>
          <table:table-cell table:formula="of:=[.V17]&amp;&quot; x &quot;&amp;[.U17]&amp;&quot; =&quot;" office:value-type="string" office:string-value="4 x 7 =" calcext:value-type="string">
            <text:p>4 x 7 =</text:p>
          </table:table-cell>
          <table:table-cell table:formula="of:=IF(RAND()&gt;0.5;[.W17];[.X17])" office:value-type="string" office:string-value="4 x 7 =" calcext:value-type="string">
            <text:p>4 x 7 =</text:p>
          </table:table-cell>
          <table:table-cell table:formula="of:=[.U17]*[.V17]" office:value-type="float" office:value="28" calcext:value-type="float">
            <text:p>28</text:p>
          </table:table-cell>
          <table:table-cell table:number-columns-repeated="38"/>
        </table:table-row>
        <table:table-row table:style-name="ro1">
          <table:table-cell table:formula="of:=RAND()" office:value-type="float" office:value="0.788310756538942" calcext:value-type="float">
            <text:p>0,788310756538942</text:p>
          </table:table-cell>
          <table:table-cell table:formula="of:=RANK([.A18];[.A$3:.A$22])" office:value-type="float" office:value="4" calcext:value-type="float">
            <text:p>4</text:p>
          </table:table-cell>
          <table:table-cell table:formula="of:=INDEX([.$Y$3:.$Y$22];[.B18])" office:value-type="string" office:string-value="6 x 9 =" calcext:value-type="string">
            <text:p>6 x 9 =</text:p>
          </table:table-cell>
          <table:table-cell table:style-name="ce9" table:formula="of:=INDEX([.$Z$3:.$Z$22];[.B18])" office:value-type="float" office:value="54" calcext:value-type="float">
            <text:p>54</text:p>
          </table:table-cell>
          <table:table-cell/>
          <table:table-cell table:formula="of:=RAND()" office:value-type="float" office:value="0.176585033927543" calcext:value-type="float">
            <text:p>0,176585033927543</text:p>
          </table:table-cell>
          <table:table-cell table:formula="of:=RANK([.F18];[.F$3:.F$22])" office:value-type="float" office:value="16" calcext:value-type="float">
            <text:p>16</text:p>
          </table:table-cell>
          <table:table-cell table:formula="of:=INDEX([.$Y$3:.$Y$22];[.G18])" office:value-type="string" office:string-value="6 x 6 =" calcext:value-type="string">
            <text:p>6 x 6 =</text:p>
          </table:table-cell>
          <table:table-cell table:style-name="ce9" table:formula="of:=INDEX([.$Z$3:.$Z$22];[.G18])" office:value-type="float" office:value="36" calcext:value-type="float">
            <text:p>36</text:p>
          </table:table-cell>
          <table:table-cell/>
          <table:table-cell table:formula="of:=RAND()" office:value-type="float" office:value="0.920482990098148" calcext:value-type="float">
            <text:p>0,920482990098148</text:p>
          </table:table-cell>
          <table:table-cell table:formula="of:=RANK([.K18];[.K$3:.K$22])" office:value-type="float" office:value="4" calcext:value-type="float">
            <text:p>4</text:p>
          </table:table-cell>
          <table:table-cell table:formula="of:=INDEX([.$Y$3:.$Y$22];[.L18])" office:value-type="string" office:string-value="6 x 9 =" calcext:value-type="string">
            <text:p>6 x 9 =</text:p>
          </table:table-cell>
          <table:table-cell table:style-name="ce9" table:formula="of:=INDEX([.$Z$3:.$Z$22];[.L18])" office:value-type="float" office:value="54" calcext:value-type="float">
            <text:p>54</text:p>
          </table:table-cell>
          <table:table-cell/>
          <table:table-cell table:formula="of:=RAND()" office:value-type="float" office:value="0.140292410376245" calcext:value-type="float">
            <text:p>0,140292410376245</text:p>
          </table:table-cell>
          <table:table-cell table:formula="of:=RANK([.P18];[.P$3:.P$22])" office:value-type="float" office:value="16" calcext:value-type="float">
            <text:p>16</text:p>
          </table:table-cell>
          <table:table-cell table:formula="of:=INDEX([.$Y$3:.$Y$22];[.Q18])" office:value-type="string" office:string-value="6 x 6 =" calcext:value-type="string">
            <text:p>6 x 6 =</text:p>
          </table:table-cell>
          <table:table-cell table:style-name="ce9" table:formula="of:=INDEX([.$Z$3:.$Z$22];[.Q18])" office:value-type="float" office:value="36" calcext:value-type="float">
            <text:p>3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formula="of:=[.U18]&amp;&quot; x &quot;&amp;[.V18]&amp;&quot; =&quot;" office:value-type="string" office:string-value="6 x 6 =" calcext:value-type="string">
            <text:p>6 x 6 =</text:p>
          </table:table-cell>
          <table:table-cell table:formula="of:=[.V18]&amp;&quot; x &quot;&amp;[.U18]&amp;&quot; =&quot;" office:value-type="string" office:string-value="6 x 6 =" calcext:value-type="string">
            <text:p>6 x 6 =</text:p>
          </table:table-cell>
          <table:table-cell table:formula="of:=IF(RAND()&gt;0.5;[.W18];[.X18])" office:value-type="string" office:string-value="6 x 6 =" calcext:value-type="string">
            <text:p>6 x 6 =</text:p>
          </table:table-cell>
          <table:table-cell table:formula="of:=[.U18]*[.V18]" office:value-type="float" office:value="36" calcext:value-type="float">
            <text:p>36</text:p>
          </table:table-cell>
          <table:table-cell table:number-columns-repeated="38"/>
        </table:table-row>
        <table:table-row table:style-name="ro1">
          <table:table-cell table:formula="of:=RAND()" office:value-type="float" office:value="0.0575053465166119" calcext:value-type="float">
            <text:p>0,057505346516612</text:p>
          </table:table-cell>
          <table:table-cell table:formula="of:=RANK([.A19];[.A$3:.A$22])" office:value-type="float" office:value="19" calcext:value-type="float">
            <text:p>19</text:p>
          </table:table-cell>
          <table:table-cell table:formula="of:=INDEX([.$Y$3:.$Y$22];[.B19])" office:value-type="string" office:string-value="5 x 5 =" calcext:value-type="string">
            <text:p>5 x 5 =</text:p>
          </table:table-cell>
          <table:table-cell table:style-name="ce9" table:formula="of:=INDEX([.$Z$3:.$Z$22];[.B19])" office:value-type="float" office:value="25" calcext:value-type="float">
            <text:p>25</text:p>
          </table:table-cell>
          <table:table-cell/>
          <table:table-cell table:formula="of:=RAND()" office:value-type="float" office:value="0.68620958017032" calcext:value-type="float">
            <text:p>0,68620958017032</text:p>
          </table:table-cell>
          <table:table-cell table:formula="of:=RANK([.F19];[.F$3:.F$22])" office:value-type="float" office:value="6" calcext:value-type="float">
            <text:p>6</text:p>
          </table:table-cell>
          <table:table-cell table:formula="of:=INDEX([.$Y$3:.$Y$22];[.G19])" office:value-type="string" office:string-value="4 x 9 =" calcext:value-type="string">
            <text:p>4 x 9 =</text:p>
          </table:table-cell>
          <table:table-cell table:style-name="ce9" table:formula="of:=INDEX([.$Z$3:.$Z$22];[.G19])" office:value-type="float" office:value="36" calcext:value-type="float">
            <text:p>36</text:p>
          </table:table-cell>
          <table:table-cell/>
          <table:table-cell table:formula="of:=RAND()" office:value-type="float" office:value="0.313176732006182" calcext:value-type="float">
            <text:p>0,313176732006182</text:p>
          </table:table-cell>
          <table:table-cell table:formula="of:=RANK([.K19];[.K$3:.K$22])" office:value-type="float" office:value="15" calcext:value-type="float">
            <text:p>15</text:p>
          </table:table-cell>
          <table:table-cell table:formula="of:=INDEX([.$Y$3:.$Y$22];[.L19])" office:value-type="string" office:string-value="4 x 7 =" calcext:value-type="string">
            <text:p>4 x 7 =</text:p>
          </table:table-cell>
          <table:table-cell table:style-name="ce9" table:formula="of:=INDEX([.$Z$3:.$Z$22];[.L19])" office:value-type="float" office:value="28" calcext:value-type="float">
            <text:p>28</text:p>
          </table:table-cell>
          <table:table-cell/>
          <table:table-cell table:formula="of:=RAND()" office:value-type="float" office:value="0.511527558123578" calcext:value-type="float">
            <text:p>0,511527558123578</text:p>
          </table:table-cell>
          <table:table-cell table:formula="of:=RANK([.P19];[.P$3:.P$22])" office:value-type="float" office:value="9" calcext:value-type="float">
            <text:p>9</text:p>
          </table:table-cell>
          <table:table-cell table:formula="of:=INDEX([.$Y$3:.$Y$22];[.Q19])" office:value-type="string" office:string-value="6 x 8 =" calcext:value-type="string">
            <text:p>6 x 8 =</text:p>
          </table:table-cell>
          <table:table-cell table:style-name="ce9" table:formula="of:=INDEX([.$Z$3:.$Z$22];[.Q19])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U19]&amp;&quot; x &quot;&amp;[.V19]&amp;&quot; =&quot;" office:value-type="string" office:string-value="6 x 5 =" calcext:value-type="string">
            <text:p>6 x 5 =</text:p>
          </table:table-cell>
          <table:table-cell table:formula="of:=[.V19]&amp;&quot; x &quot;&amp;[.U19]&amp;&quot; =&quot;" office:value-type="string" office:string-value="5 x 6 =" calcext:value-type="string">
            <text:p>5 x 6 =</text:p>
          </table:table-cell>
          <table:table-cell table:formula="of:=IF(RAND()&gt;0.5;[.W19];[.X19])" office:value-type="string" office:string-value="6 x 5 =" calcext:value-type="string">
            <text:p>6 x 5 =</text:p>
          </table:table-cell>
          <table:table-cell table:formula="of:=[.U19]*[.V19]" office:value-type="float" office:value="30" calcext:value-type="float">
            <text:p>30</text:p>
          </table:table-cell>
          <table:table-cell table:number-columns-repeated="38"/>
        </table:table-row>
        <table:table-row table:style-name="ro1">
          <table:table-cell table:formula="of:=RAND()" office:value-type="float" office:value="0.370829558103528" calcext:value-type="float">
            <text:p>0,370829558103528</text:p>
          </table:table-cell>
          <table:table-cell table:formula="of:=RANK([.A20];[.A$3:.A$22])" office:value-type="float" office:value="12" calcext:value-type="float">
            <text:p>12</text:p>
          </table:table-cell>
          <table:table-cell table:formula="of:=INDEX([.$Y$3:.$Y$22];[.B20])" office:value-type="string" office:string-value="7 x 7 =" calcext:value-type="string">
            <text:p>7 x 7 =</text:p>
          </table:table-cell>
          <table:table-cell table:style-name="ce9" table:formula="of:=INDEX([.$Z$3:.$Z$22];[.B20])" office:value-type="float" office:value="49" calcext:value-type="float">
            <text:p>49</text:p>
          </table:table-cell>
          <table:table-cell/>
          <table:table-cell table:formula="of:=RAND()" office:value-type="float" office:value="0.164090725997155" calcext:value-type="float">
            <text:p>0,164090725997155</text:p>
          </table:table-cell>
          <table:table-cell table:formula="of:=RANK([.F20];[.F$3:.F$22])" office:value-type="float" office:value="17" calcext:value-type="float">
            <text:p>17</text:p>
          </table:table-cell>
          <table:table-cell table:formula="of:=INDEX([.$Y$3:.$Y$22];[.G20])" office:value-type="string" office:string-value="6 x 5 =" calcext:value-type="string">
            <text:p>6 x 5 =</text:p>
          </table:table-cell>
          <table:table-cell table:style-name="ce9" table:formula="of:=INDEX([.$Z$3:.$Z$22];[.G20])" office:value-type="float" office:value="30" calcext:value-type="float">
            <text:p>30</text:p>
          </table:table-cell>
          <table:table-cell/>
          <table:table-cell table:formula="of:=RAND()" office:value-type="float" office:value="0.944027114572761" calcext:value-type="float">
            <text:p>0,944027114572761</text:p>
          </table:table-cell>
          <table:table-cell table:formula="of:=RANK([.K20];[.K$3:.K$22])" office:value-type="float" office:value="2" calcext:value-type="float">
            <text:p>2</text:p>
          </table:table-cell>
          <table:table-cell table:formula="of:=INDEX([.$Y$3:.$Y$22];[.L20])" office:value-type="string" office:string-value="9 x 8 =" calcext:value-type="string">
            <text:p>9 x 8 =</text:p>
          </table:table-cell>
          <table:table-cell table:style-name="ce9" table:formula="of:=INDEX([.$Z$3:.$Z$22];[.L20])" office:value-type="float" office:value="72" calcext:value-type="float">
            <text:p>72</text:p>
          </table:table-cell>
          <table:table-cell/>
          <table:table-cell table:formula="of:=RAND()" office:value-type="float" office:value="0.0845856517998445" calcext:value-type="float">
            <text:p>0,084585651799845</text:p>
          </table:table-cell>
          <table:table-cell table:formula="of:=RANK([.P20];[.P$3:.P$22])" office:value-type="float" office:value="19" calcext:value-type="float">
            <text:p>19</text:p>
          </table:table-cell>
          <table:table-cell table:formula="of:=INDEX([.$Y$3:.$Y$22];[.Q20])" office:value-type="string" office:string-value="5 x 5 =" calcext:value-type="string">
            <text:p>5 x 5 =</text:p>
          </table:table-cell>
          <table:table-cell table:style-name="ce9" table:formula="of:=INDEX([.$Z$3:.$Z$22];[.Q20])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U20]&amp;&quot; x &quot;&amp;[.V20]&amp;&quot; =&quot;" office:value-type="string" office:string-value="6 x 4 =" calcext:value-type="string">
            <text:p>6 x 4 =</text:p>
          </table:table-cell>
          <table:table-cell table:formula="of:=[.V20]&amp;&quot; x &quot;&amp;[.U20]&amp;&quot; =&quot;" office:value-type="string" office:string-value="4 x 6 =" calcext:value-type="string">
            <text:p>4 x 6 =</text:p>
          </table:table-cell>
          <table:table-cell table:formula="of:=IF(RAND()&gt;0.5;[.W20];[.X20])" office:value-type="string" office:string-value="4 x 6 =" calcext:value-type="string">
            <text:p>4 x 6 =</text:p>
          </table:table-cell>
          <table:table-cell table:formula="of:=[.U20]*[.V20]"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table:formula="of:=RAND()" office:value-type="float" office:value="0.397703577876244" calcext:value-type="float">
            <text:p>0,397703577876244</text:p>
          </table:table-cell>
          <table:table-cell table:formula="of:=RANK([.A21];[.A$3:.A$22])" office:value-type="float" office:value="10" calcext:value-type="float">
            <text:p>10</text:p>
          </table:table-cell>
          <table:table-cell table:formula="of:=INDEX([.$Y$3:.$Y$22];[.B21])" office:value-type="string" office:string-value="8 x 5 =" calcext:value-type="string">
            <text:p>8 x 5 =</text:p>
          </table:table-cell>
          <table:table-cell table:style-name="ce9" table:formula="of:=INDEX([.$Z$3:.$Z$22];[.B21])" office:value-type="float" office:value="40" calcext:value-type="float">
            <text:p>40</text:p>
          </table:table-cell>
          <table:table-cell/>
          <table:table-cell table:formula="of:=RAND()" office:value-type="float" office:value="0.264442849156202" calcext:value-type="float">
            <text:p>0,264442849156202</text:p>
          </table:table-cell>
          <table:table-cell table:formula="of:=RANK([.F21];[.F$3:.F$22])" office:value-type="float" office:value="12" calcext:value-type="float">
            <text:p>12</text:p>
          </table:table-cell>
          <table:table-cell table:formula="of:=INDEX([.$Y$3:.$Y$22];[.G21])" office:value-type="string" office:string-value="7 x 7 =" calcext:value-type="string">
            <text:p>7 x 7 =</text:p>
          </table:table-cell>
          <table:table-cell table:style-name="ce9" table:formula="of:=INDEX([.$Z$3:.$Z$22];[.G21])" office:value-type="float" office:value="49" calcext:value-type="float">
            <text:p>49</text:p>
          </table:table-cell>
          <table:table-cell/>
          <table:table-cell table:formula="of:=RAND()" office:value-type="float" office:value="0.448893078860852" calcext:value-type="float">
            <text:p>0,448893078860852</text:p>
          </table:table-cell>
          <table:table-cell table:formula="of:=RANK([.K21];[.K$3:.K$22])" office:value-type="float" office:value="11" calcext:value-type="float">
            <text:p>11</text:p>
          </table:table-cell>
          <table:table-cell table:formula="of:=INDEX([.$Y$3:.$Y$22];[.L21])" office:value-type="string" office:string-value="4 x 8 =" calcext:value-type="string">
            <text:p>4 x 8 =</text:p>
          </table:table-cell>
          <table:table-cell table:style-name="ce9" table:formula="of:=INDEX([.$Z$3:.$Z$22];[.L21])" office:value-type="float" office:value="32" calcext:value-type="float">
            <text:p>32</text:p>
          </table:table-cell>
          <table:table-cell/>
          <table:table-cell table:formula="of:=RAND()" office:value-type="float" office:value="0.927374203487235" calcext:value-type="float">
            <text:p>0,927374203487235</text:p>
          </table:table-cell>
          <table:table-cell table:formula="of:=RANK([.P21];[.P$3:.P$22])" office:value-type="float" office:value="1" calcext:value-type="float">
            <text:p>1</text:p>
          </table:table-cell>
          <table:table-cell table:formula="of:=INDEX([.$Y$3:.$Y$22];[.Q21])" office:value-type="string" office:string-value="9 x 9 =" calcext:value-type="string">
            <text:p>9 x 9 =</text:p>
          </table:table-cell>
          <table:table-cell table:style-name="ce9" table:formula="of:=INDEX([.$Z$3:.$Z$22];[.Q21])" office:value-type="float" office:value="81" calcext:value-type="float">
            <text:p>8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U21]&amp;&quot; x &quot;&amp;[.V21]&amp;&quot; =&quot;" office:value-type="string" office:string-value="5 x 5 =" calcext:value-type="string">
            <text:p>5 x 5 =</text:p>
          </table:table-cell>
          <table:table-cell table:formula="of:=[.V21]&amp;&quot; x &quot;&amp;[.U21]&amp;&quot; =&quot;" office:value-type="string" office:string-value="5 x 5 =" calcext:value-type="string">
            <text:p>5 x 5 =</text:p>
          </table:table-cell>
          <table:table-cell table:formula="of:=IF(RAND()&gt;0.5;[.W21];[.X21])" office:value-type="string" office:string-value="5 x 5 =" calcext:value-type="string">
            <text:p>5 x 5 =</text:p>
          </table:table-cell>
          <table:table-cell table:formula="of:=[.U21]*[.V21]" office:value-type="float" office:value="25" calcext:value-type="float">
            <text:p>25</text:p>
          </table:table-cell>
          <table:table-cell table:number-columns-repeated="38"/>
        </table:table-row>
        <table:table-row table:style-name="ro1">
          <table:table-cell table:formula="of:=RAND()" office:value-type="float" office:value="0.528542520638347" calcext:value-type="float">
            <text:p>0,528542520638347</text:p>
          </table:table-cell>
          <table:table-cell table:formula="of:=RANK([.A22];[.A$3:.A$22])" office:value-type="float" office:value="7" calcext:value-type="float">
            <text:p>7</text:p>
          </table:table-cell>
          <table:table-cell table:formula="of:=INDEX([.$Y$3:.$Y$22];[.B22])" office:value-type="string" office:string-value="8 x 8 =" calcext:value-type="string">
            <text:p>8 x 8 =</text:p>
          </table:table-cell>
          <table:table-cell table:style-name="ce9" table:formula="of:=INDEX([.$Z$3:.$Z$22];[.B22])" office:value-type="float" office:value="64" calcext:value-type="float">
            <text:p>64</text:p>
          </table:table-cell>
          <table:table-cell/>
          <table:table-cell table:formula="of:=RAND()" office:value-type="float" office:value="0.15582870305319" calcext:value-type="float">
            <text:p>0,15582870305319</text:p>
          </table:table-cell>
          <table:table-cell table:formula="of:=RANK([.F22];[.F$3:.F$22])" office:value-type="float" office:value="18" calcext:value-type="float">
            <text:p>18</text:p>
          </table:table-cell>
          <table:table-cell table:formula="of:=INDEX([.$Y$3:.$Y$22];[.G22])" office:value-type="string" office:string-value="4 x 6 =" calcext:value-type="string">
            <text:p>4 x 6 =</text:p>
          </table:table-cell>
          <table:table-cell table:style-name="ce9" table:formula="of:=INDEX([.$Z$3:.$Z$22];[.G22])" office:value-type="float" office:value="24" calcext:value-type="float">
            <text:p>24</text:p>
          </table:table-cell>
          <table:table-cell/>
          <table:table-cell table:formula="of:=RAND()" office:value-type="float" office:value="0.361807031367969" calcext:value-type="float">
            <text:p>0,361807031367969</text:p>
          </table:table-cell>
          <table:table-cell table:formula="of:=RANK([.K22];[.K$3:.K$22])" office:value-type="float" office:value="13" calcext:value-type="float">
            <text:p>13</text:p>
          </table:table-cell>
          <table:table-cell table:formula="of:=INDEX([.$Y$3:.$Y$22];[.L22])" office:value-type="string" office:string-value="6 x 7 =" calcext:value-type="string">
            <text:p>6 x 7 =</text:p>
          </table:table-cell>
          <table:table-cell table:style-name="ce9" table:formula="of:=INDEX([.$Z$3:.$Z$22];[.L22])" office:value-type="float" office:value="42" calcext:value-type="float">
            <text:p>42</text:p>
          </table:table-cell>
          <table:table-cell/>
          <table:table-cell table:formula="of:=RAND()" office:value-type="float" office:value="0.256444180273033" calcext:value-type="float">
            <text:p>0,256444180273033</text:p>
          </table:table-cell>
          <table:table-cell table:formula="of:=RANK([.P22];[.P$3:.P$22])" office:value-type="float" office:value="15" calcext:value-type="float">
            <text:p>15</text:p>
          </table:table-cell>
          <table:table-cell table:formula="of:=INDEX([.$Y$3:.$Y$22];[.Q22])" office:value-type="string" office:string-value="4 x 7 =" calcext:value-type="string">
            <text:p>4 x 7 =</text:p>
          </table:table-cell>
          <table:table-cell table:style-name="ce9" table:formula="of:=INDEX([.$Z$3:.$Z$22];[.Q22])"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U22]&amp;&quot; x &quot;&amp;[.V22]&amp;&quot; =&quot;" office:value-type="string" office:string-value="5 x 4 =" calcext:value-type="string">
            <text:p>5 x 4 =</text:p>
          </table:table-cell>
          <table:table-cell table:formula="of:=[.V22]&amp;&quot; x &quot;&amp;[.U22]&amp;&quot; =&quot;" office:value-type="string" office:string-value="4 x 5 =" calcext:value-type="string">
            <text:p>4 x 5 =</text:p>
          </table:table-cell>
          <table:table-cell table:formula="of:=IF(RAND()&gt;0.5;[.W22];[.X22])" office:value-type="string" office:string-value="4 x 5 =" calcext:value-type="string">
            <text:p>4 x 5 =</text:p>
          </table:table-cell>
          <table:table-cell table:formula="of:=[.U22]*[.V22]" office:value-type="float" office:value="20" calcext:value-type="float">
            <text:p>20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Objectif : 45 secondes</text:p>
          </table:table-cell>
          <table:table-cell table:number-columns-repeated="4"/>
          <table:table-cell office:value-type="string" calcext:value-type="string">
            <text:p>Objectif : 45 secondes</text:p>
          </table:table-cell>
          <table:table-cell table:number-columns-repeated="4"/>
          <table:table-cell office:value-type="string" calcext:value-type="string">
            <text:p>Objectif : 45 secondes</text:p>
          </table:table-cell>
          <table:table-cell table:number-columns-repeated="4"/>
          <table:table-cell office:value-type="string" calcext:value-type="string">
            <text:p>Objectif : 45 secondes</text:p>
          </table:table-cell>
          <table:table-cell table:number-columns-repeated="46"/>
        </table:table-row>
        <table:table-row table:style-name="ro3" table:number-rows-repeated="104855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loext:scale-to-X="1" loext:scale-to-Y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21:43:06.416935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2:59:55.753049375</meta:creation-date>
    <dc:date>2020-12-03T22:40:28.175598393</dc:date>
    <meta:editing-duration>PT1H49M10S</meta:editing-duration>
    <meta:editing-cycles>19</meta:editing-cycles>
    <meta:generator>LibreOffice/6.4.6.2$Linux_X86_64 LibreOffice_project/40$Build-2</meta:generator>
    <meta:print-date>2020-11-24T23:07:31.894257153</meta:print-date>
    <meta:document-statistic meta:table-count="1" meta:cell-count="454" meta:object-count="0"/>
  </office:meta>
</office:document-meta>
</file>